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02.8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6.96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1017" table:default-cell-style-name="Default"/>
        <table:table-row table:style-name="ro3">
          <table:table-cell office:value-type="string" calcext:value-type="string">
            <text:p>Pasco Bulldogs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>
            <text:p>quarter</text:p>
          </table:table-cell>
          <table:table-cell table:style-name="ce3" office:value-type="string" calcext:value-type="string">
            <text:p>minutesRemaining</text:p>
          </table:table-cell>
          <table:table-cell table:style-name="ce3" office:value-type="string" calcext:value-type="string">
            <text:p>secondsRemaining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pponentScore</text:p>
          </table:table-cell>
          <table:table-cell table:style-name="ce1" office:value-type="string" calcext:value-type="string">
            <text:p>opponentName</text:p>
          </table:table-cell>
          <table:table-cell table:style-name="ce1"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ippett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horn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ck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iefke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sh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Davi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Fine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5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Ady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Dsugde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8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ltgren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Herron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ne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Davi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hill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Collin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Davi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string" calcext:value-type="string">
            <text:p>Tippet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obertson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Davis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pohr</text:p>
          </table:table-cell>
          <table:table-cell table:number-columns-repeated="1019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ielding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chulz</text:p>
          </table:table-cell>
          <table:table-cell table:number-columns-repeated="1019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 style:data-style-name="N2" text:time-value="09:20:17.0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46S</meta:editing-duration>
    <meta:editing-cycles>13</meta:editing-cycles>
    <meta:generator>LibreOffice/5.1.5.2$Windows_x86 LibreOffice_project/7a864d8825610a8c07cfc3bc01dd4fce6a9447e5</meta:generator>
    <dc:date>2017-11-22T09:40:26.491000000</dc:date>
    <meta:document-statistic meta:table-count="3" meta:cell-count="373" meta:object-count="0"/>
    <meta:user-defined meta:name="Info 1"/>
    <meta:user-defined meta:name="Info 2"/>
    <meta:user-defined meta:name="Info 3"/>
    <meta:user-defined meta:name="Info 4"/>
  </office:meta>
</office:document-meta>
</file>